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mutatkozás</text:p>
      <text:p text:style-name="Standard">Cégünk 2002 óta foglakozik a szilárd hulladékok kezelésének és feldolgozásának gépi eszközeivel.</text:p>
      <text:p text:style-name="Standard">Tevékenységi körünk kiterjed a mechanikai hulladék kezelés szinte valamennyi részterületére, a gyűjtéstől, a szelektáláson át az aprításig. </text:p>
      <text:p text:style-name="Standard">Foglalkozunk vízszintes és függőleges bálázógépek, hulladékprések, aprítógépek, ballisztikus szeparátorok, légszeparátorok, optikai válogatók, sík- és dobrosták, szállítószalagok, mágnes- és örvényáramú szeparátorok, komplett feldolgozó technológiák telepítésével, karbantartásával, javításával és állapotfelügyeletével.</text:p>
      <text:p text:style-name="Standard">Munkatársaink szakképzettsége lehetővé teszi az elektromos, hidraulikus és mechanikus javítások, felújítások elvégzését, így az adott berendezés teljes körű szervizelését meg tudjuk oldani.</text:p>
      <text:p text:style-name="Standard">A szokásos karbantartási-javítási feladatok elvégzése mellett a legmodernebb állapotfelügyeleti mérések is el tudjuk végezni. A meghibásodások előre jelzésével a váratlan események által okozott leállások száma és időtartama lényegesen lecsökkenthető, ami a javítási és az állásidő okozta költségek drasztikus csökkenésében jelenik meg. </text:p>
      <text:p text:style-name="Standard">Rendelkezünk a sérült tengelyek helyszíni – kiszerelés nélküli – javításához szükséges technológiával, ami szintén a költségek és az állásidő minimálisra redukálását segíti elő.</text:p>
      <text:p text:style-name="Standard"/>
      <text:p text:style-name="Standard"/>
      <text:p text:style-name="P1">Telepítés, üzembe helyezés</text:p>
      <text:p text:style-name="P2">Vállaljuk egyedi gépek és technológia sorok telepítését és üzembe helyezését a ledaruzástól a munka-és érintésvédelmi vizsgálatok elvégzéséig. </text:p>
      <text:p text:style-name="P2"/>
      <text:p text:style-name="P1">Időszakos karbantartás</text:p>
      <text:p text:style-name="P2">A berendezések megbízható működésének alapvető feltétele az előírt karbantartások elvégzése. Cégünk az ország bármely területén vállalja a karbantartási feladatok rendszeres végrehajtását.</text:p>
      <text:p text:style-name="P2"/>
      <text:p text:style-name="P1">Hibaelhárítás</text:p>
      <text:p text:style-name="P2">Meghibásodás, gépleállás esetén rövid határidőn belül vállaljuk a berendezések elektromos, mechanikai vagy hidraulikus javítását. </text:p>
      <text:p text:style-name="P2"/>
      <text:p text:style-name="P2"><text:span text:style-name="T1">Felújítás</text:span> </text:p>
      <text:p text:style-name="P2">Vállaljuk a berendezések állapotfelmérést követő átfogó felújítását, főegységek cseréjét, szerkezeti javítását. </text:p>
      <text:p text:style-name="P2"/>
      <text:p text:style-name="P1">Állapotfelügyelet</text:p>
      <text:p text:style-name="P2">A rezgésdiagnosztikai módszerekkel lehetséges a forgó berendezések károsodásának kimutatását már nagyon korai szakaszban. Így a meghibásodás határán működő alkatrészek kicserélhetők a tervezett leállások alkalmával, a nem tervezett leállások elkerülhetők. Cégünk a legkorszerűbb rezgésdiagnosztikai műszerekkel végzett mérések segítségével vállalja a berendezések és technológia sorok állapotfelügyeletét és a lehetséges meghibásodások előre jelzését.</text:p>
      <text:p text:style-name="P2"/>
      <text:p text:style-name="P1">Speciális tevékenységek </text:p>
      <text:p text:style-name="P2">A szokásos karbantartási munkákon túl vállaljuk</text:p>
      <text:list xml:id="list8368427754888121678" text:style-name="L1">
        <text:list-item>
          <text:p text:style-name="P3">keményfém kopóréteg javítását, pótlását,</text:p>
        </text:list-item>
        <text:list-item>
          <text:p text:style-name="P3">aprítógépek hegesztett késtartóinak gyökfaragásos eltávolítását és újrahegesztését,</text:p>
        </text:list-item>
        <text:list-item>
          <text:p text:style-name="P3">sérült tengelyvégek helyszíni, kiszerelés nélküli javítását tengelyvég esztergálással.</text:p>
        </text:list-item>
      </text:list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ttila László</meta:initial-creator>
    <meta:creation-date>2021-05-17T18:32:11.34</meta:creation-date>
    <dc:date>2021-05-23T09:24:39.02</dc:date>
    <dc:creator>Attila László</dc:creator>
    <meta:editing-duration>P5DT14H37M3S</meta:editing-duration>
    <meta:editing-cycles>7</meta:editing-cycles>
    <meta:generator>OpenOffice/4.1.6$Win32 OpenOffice.org_project/416m1$Build-9790</meta:generator>
    <meta:document-statistic meta:table-count="0" meta:image-count="0" meta:object-count="0" meta:page-count="1" meta:paragraph-count="22" meta:word-count="295" meta:character-count="2666"/>
  </office:meta>
</office:document-meta>
</file>